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-complex="Aptos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-complex="Aptos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-complex="Aptos"/>
    </style:style>
    <style:style style:name="T10" style:parent-style-name="DefaultParagraphFont" style:family="text">
      <style:text-properties style:font-name="MS Gothic" style:font-name-asian="MS Gothic" style:font-name-complex="MS Gothic"/>
    </style:style>
    <style:style style:name="T11" style:parent-style-name="DefaultParagraphFont" style:family="text">
      <style:text-properties style:font-name-complex="Aptos"/>
    </style:style>
    <style:style style:name="T12" style:parent-style-name="DefaultParagraphFont" style:family="text">
      <style:text-properties style:font-name="MS Gothic" style:font-name-asian="MS Gothic" style:font-name-complex="MS Gothic"/>
    </style:style>
    <style:style style:name="T13" style:parent-style-name="DefaultParagraphFont" style:family="text">
      <style:text-properties style:font-name-complex="Aptos"/>
    </style:style>
    <style:style style:name="T14" style:parent-style-name="DefaultParagraphFont" style:family="text">
      <style:text-properties style:font-name="MS Gothic" style:font-name-asian="MS Gothic" style:font-name-complex="MS Gothic"/>
    </style:style>
    <style:style style:name="T15" style:parent-style-name="DefaultParagraphFont" style:family="text">
      <style:text-properties style:font-name-complex="Aptos"/>
    </style:style>
    <style:style style:name="T16" style:parent-style-name="DefaultParagraphFont" style:family="text">
      <style:text-properties style:font-name="MS Gothic" style:font-name-asian="MS Gothic" style:font-name-complex="MS Gothic"/>
    </style:style>
    <style:style style:name="T17" style:parent-style-name="DefaultParagraphFont" style:family="text">
      <style:text-properties style:font-name-complex="Aptos"/>
    </style:style>
    <style:style style:name="T18" style:parent-style-name="DefaultParagraphFont" style:family="text">
      <style:text-properties style:font-name="MS Gothic" style:font-name-asian="MS Gothic" style:font-name-complex="MS Gothic"/>
    </style:style>
    <style:style style:name="T19" style:parent-style-name="DefaultParagraphFont" style:family="text">
      <style:text-properties style:font-name-complex="Aptos"/>
    </style:style>
    <style:style style:name="T20" style:parent-style-name="DefaultParagraphFont" style:family="text">
      <style:text-properties style:font-name="MS Gothic" style:font-name-asian="MS Gothic" style:font-name-complex="MS Gothic"/>
    </style:style>
    <style:style style:name="T21" style:parent-style-name="DefaultParagraphFont" style:family="text">
      <style:text-properties style:font-name-complex="Aptos"/>
    </style:style>
    <style:style style:name="T22" style:parent-style-name="DefaultParagraphFont" style:family="text">
      <style:text-properties style:font-name="MS Gothic" style:font-name-asian="MS Gothic" style:font-name-complex="MS Gothic"/>
    </style:style>
    <style:style style:name="T23" style:parent-style-name="DefaultParagraphFont" style:family="text">
      <style:text-properties style:font-name-complex="Aptos"/>
    </style:style>
    <style:style style:name="T24" style:parent-style-name="DefaultParagraphFont" style:family="text">
      <style:text-properties style:font-name="MS Gothic" style:font-name-asian="MS Gothic" style:font-name-complex="MS Gothic"/>
    </style:style>
    <style:style style:name="T25" style:parent-style-name="DefaultParagraphFont" style:family="text">
      <style:text-properties style:font-name-complex="Aptos"/>
    </style:style>
    <style:style style:name="T26" style:parent-style-name="DefaultParagraphFont" style:family="text">
      <style:text-properties style:font-name="MS Gothic" style:font-name-asian="MS Gothic" style:font-name-complex="MS Gothic"/>
    </style:style>
    <style:style style:name="T27" style:parent-style-name="DefaultParagraphFont" style:family="text">
      <style:text-properties style:font-name-complex="Aptos"/>
    </style:style>
    <style:style style:name="T28" style:parent-style-name="DefaultParagraphFont" style:family="text">
      <style:text-properties style:font-name="MS Gothic" style:font-name-asian="MS Gothic" style:font-name-complex="MS Gothic"/>
    </style:style>
    <style:style style:name="T29" style:parent-style-name="DefaultParagraphFont" style:family="text">
      <style:text-properties style:font-name-complex="Aptos"/>
    </style:style>
    <style:style style:name="T30" style:parent-style-name="DefaultParagraphFont" style:family="text">
      <style:text-properties style:font-name="MS Gothic" style:font-name-asian="MS Gothic" style:font-name-complex="MS Gothic"/>
    </style:style>
    <style:style style:name="T31" style:parent-style-name="DefaultParagraphFont" style:family="text">
      <style:text-properties style:font-name-complex="Aptos"/>
    </style:style>
    <style:style style:name="T32" style:parent-style-name="DefaultParagraphFont" style:family="text">
      <style:text-properties style:font-name="MS Gothic" style:font-name-asian="MS Gothic" style:font-name-complex="MS Gothic"/>
    </style:style>
    <style:style style:name="T33" style:parent-style-name="DefaultParagraphFont" style:family="text">
      <style:text-properties style:font-name-complex="Aptos"/>
    </style:style>
    <style:style style:name="T34" style:parent-style-name="DefaultParagraphFont" style:family="text">
      <style:text-properties style:font-name="MS Gothic" style:font-name-asian="MS Gothic" style:font-name-complex="MS Gothic"/>
    </style:style>
    <style:style style:name="T35" style:parent-style-name="DefaultParagraphFont" style:family="text">
      <style:text-properties style:font-name-complex="Aptos"/>
    </style:style>
    <style:style style:name="T36" style:parent-style-name="DefaultParagraphFont" style:family="text">
      <style:text-properties style:font-name="MS Gothic" style:font-name-asian="MS Gothic" style:font-name-complex="MS Gothic"/>
    </style:style>
    <style:style style:name="T37" style:parent-style-name="DefaultParagraphFont" style:family="text">
      <style:text-properties style:font-name-complex="Aptos"/>
    </style:style>
    <style:style style:name="T38" style:parent-style-name="DefaultParagraphFont" style:family="text">
      <style:text-properties style:font-name="MS Gothic" style:font-name-asian="MS Gothic" style:font-name-complex="MS Gothic"/>
    </style:style>
    <style:style style:name="T39" style:parent-style-name="DefaultParagraphFont" style:family="text">
      <style:text-properties style:font-name-complex="Aptos"/>
    </style:style>
    <style:style style:name="T40" style:parent-style-name="DefaultParagraphFont" style:family="text">
      <style:text-properties style:font-name="MS Gothic" style:font-name-asian="MS Gothic" style:font-name-complex="MS Gothic"/>
    </style:style>
    <style:style style:name="T41" style:parent-style-name="DefaultParagraphFont" style:family="text">
      <style:text-properties style:font-name-complex="Aptos"/>
    </style:style>
    <style:style style:name="T42" style:parent-style-name="DefaultParagraphFont" style:family="text">
      <style:text-properties style:font-name="MS Gothic" style:font-name-asian="MS Gothic" style:font-name-complex="MS Gothic"/>
    </style:style>
    <style:style style:name="T43" style:parent-style-name="DefaultParagraphFont" style:family="text">
      <style:text-properties style:font-name-complex="Aptos"/>
    </style:style>
    <style:style style:name="T44" style:parent-style-name="DefaultParagraphFont" style:family="text">
      <style:text-properties style:font-name="MS Gothic" style:font-name-asian="MS Gothic" style:font-name-complex="MS Gothic"/>
    </style:style>
    <style:style style:name="T45" style:parent-style-name="DefaultParagraphFont" style:family="text">
      <style:text-properties style:font-name-complex="Aptos"/>
    </style:style>
    <style:style style:name="T46" style:parent-style-name="DefaultParagraphFont" style:family="text">
      <style:text-properties style:font-name="MS Gothic" style:font-name-asian="MS Gothic" style:font-name-complex="MS Gothic"/>
    </style:style>
    <style:style style:name="T47" style:parent-style-name="DefaultParagraphFont" style:family="text">
      <style:text-properties style:font-name-complex="Aptos"/>
    </style:style>
    <style:style style:name="T48" style:parent-style-name="DefaultParagraphFont" style:family="text">
      <style:text-properties style:font-name="MS Gothic" style:font-name-asian="MS Gothic" style:font-name-complex="MS Gothic"/>
    </style:style>
    <style:style style:name="T49" style:parent-style-name="DefaultParagraphFont" style:family="text">
      <style:text-properties style:font-name-complex="Aptos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1" style:family="paragraph"/>
    <style:style style:name="P56" style:parent-style-name="Normal" style:list-style-name="LFO1" style:family="paragraph"/>
    <style:style style:name="P57" style:parent-style-name="Normal" style:list-style-name="LFO1" style:family="paragraph"/>
    <style:style style:name="P58" style:parent-style-name="Normal" style:list-style-name="LFO1" style:family="paragraph"/>
    <style:style style:name="P59" style:parent-style-name="Normal" style:list-style-name="LFO1" style:family="paragraph"/>
    <style:style style:name="P60" style:parent-style-name="Normal" style:list-style-name="LFO1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2" style:family="paragraph"/>
    <style:style style:name="P63" style:parent-style-name="Normal" style:list-style-name="LFO2" style:family="paragraph"/>
    <style:style style:name="P64" style:parent-style-name="Normal" style:list-style-name="LFO2" style:family="paragraph"/>
    <style:style style:name="P65" style:parent-style-name="Normal" style:list-style-name="LFO2" style:family="paragraph"/>
    <style:style style:name="P66" style:parent-style-name="Normal" style:family="paragraph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3" style:family="paragraph"/>
    <style:style style:name="P70" style:parent-style-name="Normal" style:list-style-name="LFO3" style:family="paragraph"/>
    <style:style style:name="P71" style:parent-style-name="Normal" style:list-style-name="LFO3" style:family="paragraph"/>
    <style:style style:name="P72" style:parent-style-name="Normal" style:list-style-name="LFO3" style:family="paragraph"/>
    <style:style style:name="P73" style:parent-style-name="Normal" style:list-style-name="LFO3" style:family="paragraph"/>
    <style:style style:name="P74" style:parent-style-name="Normal" style:list-style-name="LFO3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4" style:family="paragraph"/>
    <style:style style:name="P77" style:parent-style-name="Normal" style:list-style-name="LFO4" style:family="paragraph"/>
    <style:style style:name="P78" style:parent-style-name="Normal" style:list-style-name="LFO4" style:family="paragraph"/>
    <style:style style:name="P79" style:parent-style-name="Normal" style:list-style-name="LFO4" style:family="paragraph"/>
    <style:style style:name="P80" style:parent-style-name="Normal" style:family="paragraph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P84" style:parent-style-name="Normal" style:list-style-name="LFO5" style:family="paragraph"/>
    <style:style style:name="P85" style:parent-style-name="Normal" style:list-style-name="LFO5" style:family="paragraph"/>
    <style:style style:name="P86" style:parent-style-name="Normal" style:list-style-name="LFO5" style:family="paragraph"/>
    <style:style style:name="P87" style:parent-style-name="Normal" style:list-style-name="LFO5" style:family="paragraph"/>
    <style:style style:name="P88" style:parent-style-name="Normal" style:list-style-name="LFO5" style:family="paragraph"/>
    <style:style style:name="P89" style:parent-style-name="Normal" style:list-style-name="LFO5" style:family="paragraph"/>
    <style:style style:name="P90" style:parent-style-name="Normal" style:list-style-name="LFO5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6" style:family="paragraph"/>
    <style:style style:name="P93" style:parent-style-name="Normal" style:list-style-name="LFO6" style:family="paragraph"/>
    <style:style style:name="P94" style:parent-style-name="Normal" style:list-style-name="LFO6" style:family="paragraph"/>
    <style:style style:name="P95" style:parent-style-name="Normal" style:list-style-name="LFO6" style:family="paragraph"/>
    <style:style style:name="P96" style:parent-style-name="Normal" style:list-style-name="LFO6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7" style:family="paragraph"/>
    <style:style style:name="P99" style:parent-style-name="Normal" style:list-style-name="LFO7" style:family="paragraph"/>
    <style:style style:name="P100" style:parent-style-name="Normal" style:list-style-name="LFO7" style:family="paragraph"/>
    <style:style style:name="P101" style:parent-style-name="Normal" style:list-style-name="LFO7" style:family="paragraph"/>
    <style:style style:name="P102" style:parent-style-name="Normal" style:family="paragraph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list-style-name="LFO8" style:family="paragraph"/>
    <style:style style:name="P105" style:parent-style-name="Normal" style:list-style-name="LFO8" style:family="paragraph"/>
    <style:style style:name="P106" style:parent-style-name="Normal" style:list-style-name="LFO8" style:family="paragraph"/>
    <style:style style:name="P107" style:parent-style-name="Normal" style:list-style-name="LFO8" style:family="paragraph"/>
    <style:style style:name="P108" style:parent-style-name="Normal" style:list-style-name="LFO8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list-style-name="LFO9" style:family="paragraph"/>
    <style:style style:name="P111" style:parent-style-name="Normal" style:list-style-name="LFO9" style:family="paragraph"/>
    <style:style style:name="P112" style:parent-style-name="Normal" style:list-style-name="LFO9" style:family="paragraph"/>
    <style:style style:name="P113" style:parent-style-name="Normal" style:list-style-name="LFO9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list-style-name="LFO10" style:family="paragraph"/>
    <style:style style:name="P116" style:parent-style-name="Normal" style:list-style-name="LFO10" style:family="paragraph"/>
    <style:style style:name="P117" style:parent-style-name="Normal" style:list-style-name="LFO10" style:family="paragraph"/>
    <style:style style:name="P118" style:parent-style-name="Normal" style:list-style-name="LFO10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11" style:family="paragraph"/>
    <style:style style:name="P121" style:parent-style-name="Normal" style:list-style-name="LFO11" style:family="paragraph"/>
    <style:style style:name="P122" style:parent-style-name="Normal" style:list-style-name="LFO11" style:family="paragraph"/>
    <style:style style:name="P123" style:parent-style-name="Normal" style:family="paragraph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12" style:family="paragraph"/>
    <style:style style:name="P133" style:parent-style-name="Normal" style:list-style-name="LFO12" style:family="paragraph"/>
    <style:style style:name="P134" style:parent-style-name="Normal" style:list-style-name="LFO12" style:family="paragraph"/>
    <style:style style:name="P135" style:parent-style-name="Normal" style:list-style-name="LFO12" style:family="paragraph"/>
    <style:style style:name="P136" style:parent-style-name="Normal" style:list-style-name="LFO12" style:family="paragraph"/>
    <style:style style:name="P137" style:parent-style-name="Normal" style:list-style-name="LFO12" style:family="paragraph"/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list-style-name="LFO13" style:family="paragraph"/>
    <style:style style:name="P140" style:parent-style-name="Normal" style:list-style-name="LFO13" style:family="paragraph"/>
    <style:style style:name="P141" style:parent-style-name="Normal" style:list-style-name="LFO13" style:family="paragraph"/>
    <style:style style:name="P142" style:parent-style-name="Normal" style:list-style-name="LFO13" style:family="paragraph"/>
    <style:style style:name="P143" style:parent-style-name="Normal" style:list-style-name="LFO13" style:family="paragraph"/>
    <style:style style:name="P144" style:parent-style-name="Normal" style:list-style-name="LFO13" style:family="paragraph"/>
    <style:style style:name="P145" style:parent-style-name="Normal" style:family="paragraph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Normal" style:list-style-name="LFO14" style:family="paragraph"/>
    <style:style style:name="P150" style:parent-style-name="Normal" style:list-style-name="LFO14" style:family="paragraph"/>
    <style:style style:name="P151" style:parent-style-name="Normal" style:list-style-name="LFO14" style:family="paragraph"/>
    <style:style style:name="P152" style:parent-style-name="Normal" style:list-style-name="LFO14" style:family="paragraph"/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list-style-name="LFO15" style:family="paragraph"/>
    <style:style style:name="P155" style:parent-style-name="Normal" style:list-style-name="LFO15" style:family="paragraph"/>
    <style:style style:name="P156" style:parent-style-name="Normal" style:family="paragraph">
      <style:text-properties fo:font-weight="bold" style:font-weight-asian="bold"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Normal" style:list-style-name="LFO16" style:family="paragraph"/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Normal" style:list-style-name="LFO16" style:family="paragraph"/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Normal" style:list-style-name="LFO16" style:family="paragraph"/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Normal" style:list-style-name="LFO17" style:family="paragraph"/>
    <style:style style:name="P167" style:parent-style-name="Normal" style:list-style-name="LFO17" style:family="paragraph"/>
    <style:style style:name="P168" style:parent-style-name="Normal" style:list-style-name="LFO17" style:family="paragraph"/>
    <style:style style:name="P169" style:parent-style-name="Normal" style:list-style-name="LFO17" style:family="paragraph"/>
    <style:style style:name="T170" style:parent-style-name="DefaultParagraphFont" style:family="text">
      <style:text-properties fo:font-weight="bold" style:font-weight-asian="bold" style:font-weight-complex="bold"/>
    </style:style>
    <style:style style:name="P171" style:parent-style-name="Normal" style:list-style-name="LFO18" style:family="paragraph"/>
    <style:style style:name="P172" style:parent-style-name="Normal" style:list-style-name="LFO18" style:family="paragraph"/>
    <style:style style:name="P173" style:parent-style-name="Normal" style:list-style-name="LFO18" style:family="paragraph"/>
    <style:style style:name="P174" style:parent-style-name="Normal" style:list-style-name="LFO18" style:family="paragraph"/>
    <style:style style:name="P175" style:parent-style-name="Normal" style:family="paragraph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177" style:parent-style-name="DefaultParagraphFont" style:family="text">
      <style:text-properties fo:font-weight="bold" style:font-weight-asian="bold" style:font-weight-complex="bold"/>
    </style:style>
    <style:style style:name="P178" style:parent-style-name="Normal" style:list-style-name="LFO19" style:family="paragraph"/>
    <style:style style:name="P179" style:parent-style-name="Normal" style:list-style-name="LFO19" style:family="paragraph"/>
    <style:style style:name="P180" style:parent-style-name="Normal" style:list-style-name="LFO19" style:family="paragraph"/>
    <style:style style:name="P181" style:parent-style-name="Normal" style:list-style-name="LFO19" style:family="paragraph"/>
    <style:style style:name="P182" style:parent-style-name="Normal" style:list-style-name="LFO19" style:family="paragraph"/>
    <style:style style:name="P183" style:parent-style-name="Normal" style:family="paragraph">
      <style:text-properties fo:font-weight="bold" style:font-weight-asian="bold" style:font-weight-complex="bold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P187" style:parent-style-name="Normal" style:family="paragraph">
      <style:text-properties fo:font-weight="bold" style:font-weight-asian="bold" style:font-weight-complex="bold"/>
    </style:style>
    <style:style style:name="P188" style:parent-style-name="Normal" style:list-style-name="LFO20" style:family="paragraph"/>
    <style:style style:name="T189" style:parent-style-name="DefaultParagraphFont" style:family="text">
      <style:text-properties fo:font-weight="bold" style:font-weight-asian="bold" style:font-weight-complex="bold"/>
    </style:style>
    <style:style style:name="P190" style:parent-style-name="Normal" style:list-style-name="LFO20" style:family="paragraph"/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Normal" style:list-style-name="LFO20" style:family="paragraph"/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Normal" style:list-style-name="LFO20" style:family="paragraph"/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Normal" style:list-style-name="LFO20" style:family="paragraph"/>
    <style:style style:name="T197" style:parent-style-name="DefaultParagraphFont" style:family="text">
      <style:text-properties fo:font-weight="bold" style:font-weight-asian="bold" style:font-weight-complex="bold"/>
    </style:style>
    <style:style style:name="P198" style:parent-style-name="Normal" style:list-style-name="LFO20" style:family="paragraph"/>
    <style:style style:name="T199" style:parent-style-name="DefaultParagraphFont" style:family="text">
      <style:text-properties fo:font-weight="bold" style:font-weight-asian="bold" style:font-weight-complex="bold"/>
    </style:style>
    <style:style style:name="P200" style:parent-style-name="Normal" style:list-style-name="LFO20" style:family="paragraph"/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P203" style:parent-style-name="Normal" style:list-style-name="LFO21" style:family="paragraph"/>
    <style:style style:name="T204" style:parent-style-name="DefaultParagraphFont" style:family="text">
      <style:text-properties fo:font-weight="bold" style:font-weight-asian="bold" style:font-weight-complex="bold"/>
    </style:style>
    <style:style style:name="P205" style:parent-style-name="Normal" style:list-style-name="LFO21" style:family="paragraph"/>
    <style:style style:name="T206" style:parent-style-name="DefaultParagraphFont" style:family="text">
      <style:text-properties fo:font-weight="bold" style:font-weight-asian="bold" style:font-weight-complex="bold"/>
    </style:style>
    <style:style style:name="P207" style:parent-style-name="Normal" style:list-style-name="LFO21" style:family="paragraph"/>
    <style:style style:name="T208" style:parent-style-name="DefaultParagraphFont" style:family="text">
      <style:text-properties fo:font-weight="bold" style:font-weight-asian="bold" style:font-weight-complex="bold"/>
    </style:style>
    <style:style style:name="P209" style:parent-style-name="Normal" style:list-style-name="LFO21" style:family="paragraph"/>
    <style:style style:name="T210" style:parent-style-name="DefaultParagraphFont" style:family="text">
      <style:text-properties fo:font-weight="bold" style:font-weight-asian="bold" style:font-weight-complex="bold"/>
    </style:style>
    <style:style style:name="P211" style:parent-style-name="Normal" style:family="paragraph">
      <style:text-properties fo:font-weight="bold" style:font-weight-asian="bold" style:font-weight-complex="bold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P213" style:parent-style-name="Normal" style:list-style-name="LFO22" style:family="paragraph"/>
    <style:style style:name="T214" style:parent-style-name="DefaultParagraphFont" style:family="text">
      <style:text-properties fo:font-weight="bold" style:font-weight-asian="bold" style:font-weight-complex="bold"/>
    </style:style>
    <style:style style:name="P215" style:parent-style-name="Normal" style:list-style-name="LFO22" style:family="paragraph"/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list-style-name="LFO22" style:family="paragraph"/>
    <style:style style:name="T218" style:parent-style-name="DefaultParagraphFont" style:family="text">
      <style:text-properties fo:font-weight="bold" style:font-weight-asian="bold" style:font-weight-complex="bold"/>
    </style:style>
    <style:style style:name="P219" style:parent-style-name="Normal" style:list-style-name="LFO22" style:family="paragraph"/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Normal" style:list-style-name="LFO22" style:family="paragraph"/>
    <style:style style:name="T222" style:parent-style-name="DefaultParagraphFont" style:family="text">
      <style:text-properties fo:font-weight="bold" style:font-weight-asian="bold" style:font-weight-complex="bold"/>
    </style:style>
    <style:style style:name="P223" style:parent-style-name="Normal" style:list-style-name="LFO22" style:family="paragraph"/>
    <style:style style:name="T224" style:parent-style-name="DefaultParagraphFont" style:family="text">
      <style:text-properties fo:font-weight="bold" style:font-weight-asian="bold" style:font-weight-complex="bold"/>
    </style:style>
    <style:style style:name="P225" style:parent-style-name="Normal" style:list-style-name="LFO22" style:family="paragraph"/>
    <style:style style:name="T226" style:parent-style-name="DefaultParagraphFont" style:family="text">
      <style:text-properties fo:font-weight="bold" style:font-weight-asian="bold" style:font-weight-complex="bold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P228" style:parent-style-name="Normal" style:list-style-name="LFO23" style:family="paragraph"/>
    <style:style style:name="T229" style:parent-style-name="DefaultParagraphFont" style:family="text">
      <style:text-properties fo:font-weight="bold" style:font-weight-asian="bold" style:font-weight-complex="bold"/>
    </style:style>
    <style:style style:name="P230" style:parent-style-name="Normal" style:list-style-name="LFO23" style:family="paragraph"/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Normal" style:list-style-name="LFO23" style:family="paragraph"/>
    <style:style style:name="T233" style:parent-style-name="DefaultParagraphFont" style:family="text">
      <style:text-properties fo:font-weight="bold" style:font-weight-asian="bold" style:font-weight-complex="bold"/>
    </style:style>
    <style:style style:name="P234" style:parent-style-name="Normal" style:list-style-name="LFO23" style:family="paragraph"/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Normal" style:list-style-name="LFO23" style:family="paragraph"/>
    <style:style style:name="T237" style:parent-style-name="DefaultParagraphFont" style:family="text">
      <style:text-properties fo:font-weight="bold" style:font-weight-asian="bold" style:font-weight-complex="bold"/>
    </style:style>
    <style:style style:name="P238" style:parent-style-name="Normal" style:list-style-name="LFO23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family="paragraph">
      <style:text-properties fo:font-weight="bold" style:font-weight-asian="bold" style:font-weight-complex="bold"/>
    </style:style>
    <style:style style:name="P243" style:parent-style-name="Normal" style:list-style-name="LFO24" style:family="paragraph"/>
    <style:style style:name="P244" style:parent-style-name="Normal" style:list-style-name="LFO24" style:family="paragraph"/>
    <style:style style:name="P245" style:parent-style-name="Normal" style:list-style-name="LFO24" style:family="paragraph"/>
    <style:style style:name="P246" style:parent-style-name="Normal" style:list-style-name="LFO24" style:family="paragraph"/>
    <style:style style:name="P247" style:parent-style-name="Normal" style:family="paragraph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family="paragraph">
      <style:text-properties fo:font-weight="bold" style:font-weight-asian="bold" style:font-weight-complex="bold"/>
    </style:style>
    <style:style style:name="P251" style:parent-style-name="Normal" style:family="paragraph">
      <style:text-properties fo:font-weight="bold" style:font-weight-asian="bold" style:font-weight-complex="bold"/>
    </style:style>
    <style:style style:name="P252" style:parent-style-name="Normal" style:list-style-name="LFO25" style:family="paragraph"/>
    <style:style style:name="P253" style:parent-style-name="Normal" style:list-style-name="LFO25" style:family="paragraph"/>
    <style:style style:name="P254" style:parent-style-name="Normal" style:list-style-name="LFO25" style:family="paragraph"/>
    <style:style style:name="P255" style:parent-style-name="Normal" style:family="paragraph">
      <style:text-properties fo:font-weight="bold" style:font-weight-asian="bold" style:font-weight-complex="bold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P257" style:parent-style-name="Normal" style:family="paragraph">
      <style:text-properties fo:font-weight="bold" style:font-weight-asian="bold" style:font-weight-complex="bold"/>
    </style:style>
    <style:style style:name="P258" style:parent-style-name="Normal" style:family="paragraph">
      <style:text-properties fo:font-weight="bold" style:font-weight-asian="bold" style:font-weight-complex="bold"/>
    </style:style>
    <style:style style:name="P259" style:parent-style-name="Normal" style:family="paragraph">
      <style:text-properties fo:font-weight="bold" style:font-weight-asian="bold" style:font-weight-complex="bold"/>
    </style:style>
    <style:style style:name="P260" style:parent-style-name="Normal" style:family="paragraph">
      <style:text-properties fo:font-weight="bold" style:font-weight-asian="bold" style:font-weight-complex="bold"/>
    </style:style>
    <style:style style:name="P261" style:parent-style-name="Normal" style:list-style-name="LFO26" style:family="paragraph"/>
    <style:style style:name="P262" style:parent-style-name="Normal" style:list-style-name="LFO26" style:family="paragraph"/>
    <style:style style:name="P263" style:parent-style-name="Normal" style:list-style-name="LFO26" style:family="paragraph"/>
    <style:style style:name="P264" style:parent-style-name="Normal" style:list-style-name="LFO26" style:family="paragraph"/>
    <style:style style:name="P265" style:parent-style-name="Normal" style:list-style-name="LFO26" style:family="paragraph"/>
    <style:style style:name="P266" style:parent-style-name="Normal" style:list-style-name="LFO26" style:family="paragraph"/>
    <style:style style:name="P267" style:parent-style-name="Normal" style:list-style-name="LFO26" style:family="paragraph"/>
    <style:style style:name="P268" style:parent-style-name="Normal" style:list-style-name="LFO26" style:family="paragraph"/>
    <style:style style:name="P269" style:parent-style-name="Normal" style:family="paragraph">
      <style:text-properties fo:font-weight="bold" style:font-weight-asian="bold" style:font-weight-complex="bold"/>
    </style:style>
    <style:style style:name="P270" style:parent-style-name="Normal" style:list-style-name="LFO27" style:family="paragraph"/>
    <style:style style:name="P271" style:parent-style-name="Normal" style:list-style-name="LFO27" style:family="paragraph"/>
    <style:style style:name="P272" style:parent-style-name="Normal" style:list-style-name="LFO27" style:family="paragraph"/>
    <style:style style:name="P273" style:parent-style-name="Normal" style:list-style-name="LFO27" style:family="paragraph"/>
    <style:style style:name="P274" style:parent-style-name="Normal" style:list-style-name="LFO27" style:family="paragraph"/>
    <style:style style:name="P275" style:parent-style-name="Normal" style:list-style-name="LFO27" style:family="paragraph"/>
    <style:style style:name="P276" style:parent-style-name="Normal" style:family="paragraph">
      <style:text-properties fo:font-weight="bold" style:font-weight-asian="bold" style:font-weight-complex="bold"/>
    </style:style>
    <style:style style:name="P277" style:parent-style-name="Normal" style:list-style-name="LFO28" style:family="paragraph"/>
    <style:style style:name="P278" style:parent-style-name="Normal" style:list-style-name="LFO28" style:family="paragraph"/>
    <style:style style:name="P279" style:parent-style-name="Normal" style:list-style-name="LFO28" style:family="paragraph"/>
    <style:style style:name="P280" style:parent-style-name="Normal" style:list-style-name="LFO28" style:family="paragraph"/>
    <style:style style:name="P281" style:parent-style-name="Normal" style:list-style-name="LFO28" style:family="paragraph"/>
    <style:style style:name="P282" style:parent-style-name="Normal" style:family="paragraph">
      <style:text-properties fo:font-weight="bold" style:font-weight-asian="bold" style:font-weight-complex="bold"/>
    </style:style>
    <style:style style:name="P283" style:parent-style-name="Normal" style:family="paragraph">
      <style:text-properties fo:font-weight="bold" style:font-weight-asian="bold" style:font-weight-complex="bold"/>
    </style:style>
    <style:style style:name="P284" style:parent-style-name="Normal" style:list-style-name="LFO29" style:family="paragraph"/>
    <style:style style:name="T285" style:parent-style-name="DefaultParagraphFont" style:family="text">
      <style:text-properties fo:font-weight="bold" style:font-weight-asian="bold" style:font-weight-complex="bold"/>
    </style:style>
    <style:style style:name="P286" style:parent-style-name="Normal" style:list-style-name="LFO29" style:family="paragraph"/>
    <style:style style:name="T287" style:parent-style-name="DefaultParagraphFont" style:family="text">
      <style:text-properties fo:font-weight="bold" style:font-weight-asian="bold" style:font-weight-complex="bold"/>
    </style:style>
    <style:style style:name="P288" style:parent-style-name="Normal" style:list-style-name="LFO29" style:family="paragraph"/>
    <style:style style:name="T289" style:parent-style-name="DefaultParagraphFont" style:family="text">
      <style:text-properties fo:font-weight="bold" style:font-weight-asian="bold" style:font-weight-complex="bold"/>
    </style:style>
    <style:style style:name="P290" style:parent-style-name="Normal" style:family="paragraph">
      <style:text-properties fo:font-weight="bold" style:font-weight-asian="bold" style:font-weight-complex="bold"/>
    </style:style>
    <style:style style:name="P291" style:parent-style-name="Normal" style:list-style-name="LFO30" style:family="paragraph"/>
    <style:style style:name="T292" style:parent-style-name="DefaultParagraphFont" style:family="text">
      <style:text-properties fo:font-weight="bold" style:font-weight-asian="bold" style:font-weight-complex="bold"/>
    </style:style>
    <style:style style:name="P293" style:parent-style-name="Normal" style:list-style-name="LFO30" style:family="paragraph"/>
    <style:style style:name="T294" style:parent-style-name="DefaultParagraphFont" style:family="text">
      <style:text-properties fo:font-weight="bold" style:font-weight-asian="bold" style:font-weight-complex="bold"/>
    </style:style>
    <style:style style:name="P295" style:parent-style-name="Normal" style:list-style-name="LFO30" style:family="paragraph"/>
    <style:style style:name="T296" style:parent-style-name="DefaultParagraphFont" style:family="text">
      <style:text-properties fo:font-weight="bold" style:font-weight-asian="bold" style:font-weight-complex="bold"/>
    </style:style>
    <style:style style:name="P297" style:parent-style-name="Normal" style:list-style-name="LFO30" style:family="paragraph"/>
    <style:style style:name="T298" style:parent-style-name="DefaultParagraphFont" style:family="text">
      <style:text-properties fo:font-weight="bold" style:font-weight-asian="bold" style:font-weight-complex="bold"/>
    </style:style>
    <style:style style:name="P299" style:parent-style-name="Normal" style:family="paragraph">
      <style:text-properties fo:font-weight="bold" style:font-weight-asian="bold" style:font-weight-complex="bold"/>
    </style:style>
    <style:style style:name="P300" style:parent-style-name="Normal" style:family="paragraph">
      <style:text-properties fo:font-weight="bold" style:font-weight-asian="bold" style:font-weight-complex="bold"/>
    </style:style>
    <style:style style:name="P301" style:parent-style-name="Normal" style:family="paragraph">
      <style:text-properties fo:font-weight="bold" style:font-weight-asian="bold" style:font-weight-complex="bold"/>
    </style:style>
    <style:style style:name="P302" style:parent-style-name="Normal" style:list-style-name="LFO31" style:family="paragraph"/>
    <style:style style:name="P303" style:parent-style-name="Normal" style:list-style-name="LFO31" style:family="paragraph"/>
    <style:style style:name="P304" style:parent-style-name="Normal" style:list-style-name="LFO31" style:family="paragraph"/>
    <style:style style:name="P305" style:parent-style-name="Normal" style:list-style-name="LFO31" style:family="paragraph"/>
    <style:style style:name="P306" style:parent-style-name="Normal" style:list-style-name="LFO31" style:family="paragraph"/>
    <style:style style:name="P307" style:parent-style-name="Normal" style:family="paragraph">
      <style:text-properties fo:font-weight="bold" style:font-weight-asian="bold" style:font-weight-complex="bold"/>
    </style:style>
    <style:style style:name="P308" style:parent-style-name="Normal" style:list-style-name="LFO32" style:family="paragraph"/>
    <style:style style:name="P309" style:parent-style-name="Normal" style:list-style-name="LFO32" style:family="paragraph"/>
    <style:style style:name="P310" style:parent-style-name="Normal" style:list-style-name="LFO32" style:family="paragraph"/>
    <style:style style:name="P311" style:parent-style-name="Normal" style:list-style-name="LFO32" style:family="paragraph"/>
    <style:style style:name="P312" style:parent-style-name="Normal" style:list-style-name="LFO32" style:family="paragraph"/>
    <style:style style:name="P313" style:parent-style-name="Normal" style:family="paragraph">
      <style:text-properties fo:font-weight="bold" style:font-weight-asian="bold" style:font-weight-complex="bold"/>
    </style:style>
    <style:style style:name="P314" style:parent-style-name="Normal" style:family="paragraph">
      <style:text-properties fo:font-weight="bold" style:font-weight-asian="bold" style:font-weight-complex="bold"/>
    </style:style>
    <style:style style:name="P315" style:parent-style-name="Normal" style:list-style-name="LFO33" style:family="paragraph"/>
    <style:style style:name="P316" style:parent-style-name="Normal" style:list-style-name="LFO33" style:family="paragraph"/>
    <style:style style:name="P317" style:parent-style-name="Normal" style:list-style-name="LFO33" style:family="paragraph"/>
    <style:style style:name="P318" style:parent-style-name="Normal" style:list-style-name="LFO33" style:family="paragraph"/>
    <style:style style:name="P319" style:parent-style-name="Normal" style:list-style-name="LFO33" style:family="paragraph"/>
    <style:style style:name="P320" style:parent-style-name="Normal" style:list-style-name="LFO33" style:family="paragraph"/>
    <style:style style:name="P321" style:parent-style-name="Normal" style:list-style-name="LFO33" style:family="paragraph"/>
    <style:style style:name="P322" style:parent-style-name="Normal" style:list-style-name="LFO33" style:family="paragraph"/>
    <style:style style:name="P323" style:parent-style-name="Normal" style:list-style-name="LFO33" style:family="paragraph"/>
    <style:style style:name="P324" style:parent-style-name="Normal" style:family="paragraph">
      <style:text-properties fo:font-weight="bold" style:font-weight-asian="bold" style:font-weight-complex="bold"/>
    </style:style>
    <style:style style:name="P325" style:parent-style-name="Normal" style:family="paragraph">
      <style:text-properties fo:font-weight="bold" style:font-weight-asian="bold" style:font-weight-complex="bold"/>
    </style:style>
    <style:style style:name="P326" style:parent-style-name="Normal" style:list-style-name="LFO34" style:family="paragraph"/>
    <style:style style:name="P327" style:parent-style-name="Normal" style:list-style-name="LFO34" style:family="paragraph"/>
    <style:style style:name="P328" style:parent-style-name="Normal" style:list-style-name="LFO34" style:family="paragraph"/>
    <style:style style:name="P329" style:parent-style-name="Normal" style:family="paragraph">
      <style:text-properties fo:font-weight="bold" style:font-weight-asian="bold" style:font-weight-complex="bold"/>
    </style:style>
    <style:style style:name="P330" style:parent-style-name="Normal" style:list-style-name="LFO35" style:family="paragraph"/>
    <style:style style:name="P331" style:parent-style-name="Normal" style:list-style-name="LFO35" style:family="paragraph"/>
    <style:style style:name="P332" style:parent-style-name="Normal" style:family="paragraph">
      <style:text-properties fo:font-weight="bold" style:font-weight-asian="bold" style:font-weight-complex="bold"/>
    </style:style>
    <style:style style:name="P333" style:parent-style-name="Normal" style:list-style-name="LFO36" style:family="paragraph"/>
    <style:style style:name="P334" style:parent-style-name="Normal" style:list-style-name="LFO36" style:family="paragraph"/>
    <style:style style:name="P335" style:parent-style-name="Normal" style:list-style-name="LFO36" style:family="paragraph"/>
    <style:style style:name="P336" style:parent-style-name="Normal" style:family="paragraph">
      <style:text-properties fo:font-weight="bold" style:font-weight-asian="bold" style:font-weight-complex="bold"/>
    </style:style>
    <style:style style:name="P337" style:parent-style-name="Normal" style:list-style-name="LFO37" style:family="paragraph"/>
    <style:style style:name="T338" style:parent-style-name="DefaultParagraphFont" style:family="text">
      <style:text-properties fo:font-weight="bold" style:font-weight-asian="bold" style:font-weight-complex="bold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P340" style:parent-style-name="Normal" style:list-style-name="LFO37" style:family="paragraph"/>
    <style:style style:name="T341" style:parent-style-name="DefaultParagraphFont" style:family="text">
      <style:text-properties fo:font-weight="bold" style:font-weight-asian="bold" style:font-weight-complex="bold"/>
    </style:style>
    <style:style style:name="P342" style:parent-style-name="Normal" style:list-style-name="LFO37" style:family="paragraph"/>
    <style:style style:name="T343" style:parent-style-name="DefaultParagraphFont" style:family="text">
      <style:text-properties fo:font-weight="bold" style:font-weight-asian="bold" style:font-weight-complex="bold"/>
    </style:style>
    <style:style style:name="P344" style:parent-style-name="Normal" style:list-style-name="LFO37" style:family="paragraph"/>
    <style:style style:name="T345" style:parent-style-name="DefaultParagraphFont" style:family="text">
      <style:text-properties fo:font-weight="bold" style:font-weight-asian="bold" style:font-weight-complex="bold"/>
    </style:style>
    <style:style style:name="P346" style:parent-style-name="Normal" style:list-style-name="LFO37" style:family="paragraph"/>
    <style:style style:name="T347" style:parent-style-name="DefaultParagraphFont" style:family="text">
      <style:text-properties fo:font-weight="bold" style:font-weight-asian="bold" style:font-weight-complex="bold"/>
    </style:style>
    <style:style style:name="P348" style:parent-style-name="Normal" style:list-style-name="LFO37" style:family="paragraph"/>
    <style:style style:name="T349" style:parent-style-name="DefaultParagraphFont" style:family="text">
      <style:text-properties fo:font-weight="bold" style:font-weight-asian="bold" style:font-weight-complex="bold"/>
    </style:style>
    <style:style style:name="P350" style:parent-style-name="Normal" style:list-style-name="LFO37" style:family="paragraph"/>
    <style:style style:name="T351" style:parent-style-name="DefaultParagraphFont" style:family="text">
      <style:text-properties fo:font-weight="bold" style:font-weight-asian="bold" style:font-weight-complex="bold"/>
    </style:style>
    <style:style style:name="T352" style:parent-style-name="DefaultParagraphFont" style:family="text">
      <style:text-properties fo:font-weight="bold" style:font-weight-asian="bold" style:font-weight-complex="bold"/>
    </style:style>
    <style:style style:name="P353" style:parent-style-name="Normal" style:family="paragraph">
      <style:text-properties fo:font-weight="bold" style:font-weight-asian="bold" style:font-weight-complex="bold"/>
    </style:style>
    <style:style style:name="T354" style:parent-style-name="DefaultParagraphFont" style:family="text">
      <style:text-properties fo:font-style="italic" style:font-style-asian="italic" style:font-style-complex="italic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Landscaping Company Website - Complete Blueprint</text:p>
      <text:p text:style-name="P2">Project Overview</text:p>
      <text:p text:style-name="Normal">A modern, single-page website featuring a slideshow hero section, consultation request form, and email integration. Built with HTML, CSS, JavaScript for the<text:s/>frontend and Node.js for the backend.</text:p>
      <text:p text:style-name="Normal"><draw:custom-shape svg:x="0in" svg:y="0in" svg:width="45.51042in" svg:height="0.00139in" draw:id="id0" draw:style-name="a0" draw:name="Horizontal Line 133" text:anchor-type="as-char"><svg:title/><svg:desc/><draw:enhanced-geometry draw:type="non-primitive" svg:viewBox="0 0 21600 21600" draw:enhanced-path="M 0 0 L 21600 0 21600 21600 0 21600 Z N"/></draw:custom-shape></text:p>
      <text:p text:style-name="P3">File Structure</text:p>
      <text:p text:style-name="Normal">landscaping-website/</text:p>
      <text:p text:style-name="Normal">│</text:p>
      <text:p text:style-name="Normal"><text:span text:style-name="T4">├</text:span><text:span text:style-name="T5">──</text:span><text:s/>frontend/</text:p>
      <text:p text:style-name="Normal">│ <text:s text:c="2"/><text:span text:style-name="T6">├</text:span><text:span text:style-name="T7">──</text:span><text:s/>index.html</text:p>
      <text:p text:style-name="Normal">│ <text:s text:c="2"/><text:span text:style-name="T8">├</text:span><text:span text:style-name="T9">──</text:span><text:s/>css/</text:p>
      <text:p text:style-name="Normal">│ <text:s text:c="2"/>│ <text:s text:c="2"/><text:span text:style-name="T10">├</text:span><text:span text:style-name="T11">──</text:span><text:s/>main.css</text:p>
      <text:p text:style-name="Normal">│ <text:s text:c="2"/>│ <text:s text:c="2"/><text:span text:style-name="T12">├</text:span><text:span text:style-name="T13">──</text:span><text:s/>hero.css</text:p>
      <text:p text:style-name="Normal">│ <text:s text:c="2"/>│ <text:s text:c="2"/><text:span text:style-name="T14">├</text:span><text:span text:style-name="T15">──</text:span><text:s/>form.css</text:p>
      <text:p text:style-name="Normal">│ <text:s text:c="2"/>│ <text:s text:c="2"/>└── responsive.css</text:p>
      <text:p text:style-name="Normal">│ <text:s text:c="2"/><text:span text:style-name="T16">├</text:span><text:span text:style-name="T17">──</text:span><text:s/>js/</text:p>
      <text:p text:style-name="Normal">│ <text:s text:c="2"/>│ <text:s text:c="2"/><text:span text:style-name="T18">├</text:span><text:span text:style-name="T19">──</text:span><text:s/>slideshow.js</text:p>
      <text:p text:style-name="Normal">│<text:s/><text:s text:c="2"/>│ <text:s text:c="2"/><text:span text:style-name="T20">├</text:span><text:span text:style-name="T21">──</text:span><text:s/>form-handler.js</text:p>
      <text:p text:style-name="Normal">│ <text:s text:c="2"/>│ <text:s text:c="2"/><text:span text:style-name="T22">├</text:span><text:span text:style-name="T23">──</text:span><text:s/>smooth-scroll.js</text:p>
      <text:p text:style-name="Normal">│ <text:s text:c="2"/>│ <text:s text:c="2"/>└── animations.js</text:p>
      <text:p text:style-name="Normal">│ <text:s text:c="2"/>└── images/</text:p>
      <text:p text:style-name="Normal">│ <text:s text:c="6"/><text:span text:style-name="T24">├</text:span><text:span text:style-name="T25">──</text:span><text:s/>hero/</text:p>
      <text:p text:style-name="Normal">│ <text:s text:c="6"/>│ <text:s text:c="2"/><text:span text:style-name="T26">├</text:span><text:span text:style-name="T27">──</text:span><text:s/>landscape-1.jpg</text:p>
      <text:p text:style-name="Normal">│ <text:s text:c="6"/>│ <text:s text:c="2"/><text:span text:style-name="T28">├</text:span><text:span text:style-name="T29">──</text:span><text:s/>landscape-2.jpg</text:p>
      <text:p text:style-name="Normal">│ <text:s text:c="6"/>│ <text:s text:c="2"/><text:span text:style-name="T30">├</text:span><text:span text:style-name="T31">──</text:span><text:s/>landscape-3.jpg</text:p>
      <text:p text:style-name="Normal">│ <text:s text:c="6"/>│ <text:s text:c="2"/>└──<text:s/>landscape-4.jpg</text:p>
      <text:p text:style-name="Normal">│ <text:s text:c="6"/><text:span text:style-name="T32">├</text:span><text:span text:style-name="T33">──</text:span><text:s/>logo.png</text:p>
      <text:p text:style-name="Normal">│ <text:s text:c="6"/>└── icons/</text:p>
      <text:p text:style-name="Normal">│</text:p>
      <text:p text:style-name="Normal"><text:span text:style-name="T34">├</text:span><text:span text:style-name="T35">──</text:span><text:s/>backend/</text:p>
      <text:p text:style-name="Normal">│ <text:s text:c="2"/><text:span text:style-name="T36">├</text:span><text:span text:style-name="T37">──</text:span><text:s/>server.js</text:p>
      <text:p text:style-name="Normal">│ <text:s text:c="2"/><text:span text:style-name="T38">├</text:span><text:span text:style-name="T39">──</text:span><text:s/>routes/</text:p>
      <text:p text:style-name="Normal">│ <text:s text:c="2"/>│ <text:s text:c="2"/>└── contact.js</text:p>
      <text:p text:style-name="Normal">│ <text:s text:c="2"/><text:span text:style-name="T40">├</text:span><text:span text:style-name="T41">──</text:span><text:s/>controllers/</text:p>
      <text:p text:style-name="Normal">│ <text:s text:c="2"/>│ <text:s text:c="2"/>└── emailController.js</text:p>
      <text:p text:style-name="Normal">│ <text:s text:c="2"/><text:span text:style-name="T42">├</text:span><text:span text:style-name="T43">──</text:span><text:s/>config/</text:p>
      <text:p text:style-name="Normal">│ <text:s text:c="2"/>│ <text:s text:c="2"/>└── email.config.js</text:p>
      <text:p text:style-name="Normal">│ <text:s text:c="2"/><text:span text:style-name="T44">├</text:span><text:span text:style-name="T45">──</text:span><text:s/>validators/</text:p>
      <text:p text:style-name="Normal">│ <text:s text:c="2"/>│ <text:s text:c="2"/>└── formValidator.js</text:p>
      <text:p text:style-name="Normal">│ <text:s text:c="2"/>└── package.json</text:p>
      <text:p text:style-name="Normal">│</text:p>
      <text:p text:style-name="Normal"><text:span text:style-name="T46">├</text:span><text:span text:style-name="T47">──</text:span><text:s/>.env</text:p>
      <text:p text:style-name="Normal"><text:span text:style-name="T48">├</text:span><text:span text:style-name="T49">──</text:span><text:s/>.gitignore</text:p>
      <text:p text:style-name="Normal">└── README.md</text:p>
      <text:p text:style-name="Normal"><draw:custom-shape svg:x="0in" svg:y="0in" svg:width="45.51042in" svg:height="0.00139in" draw:id="id1" draw:style-name="a1" draw:name="Horizontal Line 134" text:anchor-type="as-char"><svg:title/><svg:desc/><draw:enhanced-geometry draw:type="non-primitive" svg:viewBox="0 0 21600 21600" draw:enhanced-path="M 0 0 L 21600 0 21600 21600 0 21600 Z N"/></draw:custom-shape></text:p>
      <text:p text:style-name="P50">Module-by-Module Blueprint</text:p>
      <text:p text:style-name="P51">FRONTEND MODULES</text:p>
      <text:p text:style-name="P52">Module 1: HTML Structure (index.html)</text:p>
      <text:p text:style-name="Normal"><text:span text:style-name="T53">Purpose</text:span>: Main page structure and semantic HTML</text:p>
      <text:p text:style-name="Normal"><text:span text:style-name="T54">Components</text:span>:</text:p>
      <text:list text:style-name="LFO1" text:continue-numbering="true">
        <text:list-item>
          <text:p text:style-name="P55">Header with logo and<text:s/>navigation</text:p>
        </text:list-item>
        <text:list-item>
          <text:p text:style-name="P56">Hero slideshow section</text:p>
        </text:list-item>
        <text:list-item>
          <text:p text:style-name="P57">Services overview section</text:p>
        </text:list-item>
        <text:list-item>
          <text:p text:style-name="P58">About section</text:p>
        </text:list-item>
        <text:list-item>
          <text:p text:style-name="P59">Contact form section</text:p>
        </text:list-item>
        <text:list-item>
          <text:p text:style-name="P60">Footer</text:p>
        </text:list-item>
      </text:list>
      <text:p text:style-name="Normal"><text:span text:style-name="T61">Key Features</text:span>:</text:p>
      <text:list text:style-name="LFO2" text:continue-numbering="true">
        <text:list-item>
          <text:p text:style-name="P62">Semantic HTML5 elements</text:p>
        </text:list-item>
        <text:list-item>
          <text:p text:style-name="P63">Accessibility attributes (ARIA labels)</text:p>
        </text:list-item>
        <text:list-item>
          <text:p text:style-name="P64">Meta tags for SEO</text:p>
        </text:list-item>
        <text:list-item>
          <text:p text:style-name="P65">Smooth scroll anchor links</text:p>
        </text:list-item>
      </text:list>
      <text:p text:style-name="Normal"><draw:custom-shape svg:x="0in" svg:y="0in" svg:width="45.51042in" svg:height="0.00139in" draw:id="id2" draw:style-name="a2" draw:name="Horizontal Line 135" text:anchor-type="as-char"><svg:title/><svg:desc/><draw:enhanced-geometry draw:type="non-primitive" svg:viewBox="0 0 21600 21600" draw:enhanced-path="M 0 0 L 21600 0 21600 21600 0 21600 Z N"/></draw:custom-shape></text:p>
      <text:p text:style-name="P66">Module 2: Hero Slideshow (hero.css + slideshow.js)</text:p>
      <text:p text:style-name="Normal"><text:span text:style-name="T67">Purpose</text:span>: Automatic image slideshow with transitions</text:p>
      <text:p text:style-name="Normal"><text:span text:style-name="T68">Features</text:span>:</text:p>
      <text:list text:style-name="LFO3" text:continue-numbering="true">
        <text:list-item>
          <text:p text:style-name="P69">4-5 high-quality landscape images</text:p>
        </text:list-item>
        <text:list-item>
          <text:p text:style-name="P70">Automatic rotation (5-second intervals)</text:p>
        </text:list-item>
        <text:list-item>
          <text:p text:style-name="P71">Fade transition effects</text:p>
        </text:list-item>
        <text:list-item>
          <text:p text:style-name="P72">Navigation dots</text:p>
        </text:list-item>
        <text:list-item>
          <text:p text:style-name="P73">Pause on hover</text:p>
        </text:list-item>
        <text:list-item>
          <text:p text:style-name="P74">Overlay text with CTA button</text:p>
        </text:list-item>
      </text:list>
      <text:p text:style-name="Normal"><text:span text:style-name="T75">Technical Details</text:span>:</text:p>
      <text:list text:style-name="LFO4" text:continue-numbering="true">
        <text:list-item>
          <text:p text:style-name="P76">CSS Grid/Flexbox for layout</text:p>
        </text:list-item>
        <text:list-item>
          <text:p text:style-name="P77">CSS animations for transitions</text:p>
        </text:list-item>
        <text:list-item>
          <text:p text:style-name="P78">JavaScript interval timer</text:p>
        </text:list-item>
        <text:list-item>
          <text:p text:style-name="P79">Responsive image sizing</text:p>
        </text:list-item>
      </text:list>
      <text:p text:style-name="Normal"><draw:custom-shape svg:x="0in" svg:y="0in" svg:width="45.51042in" svg:height="0.00139in" draw:id="id3" draw:style-name="a3" draw:name="Horizontal Line 136" text:anchor-type="as-char"><svg:title/><svg:desc/><draw:enhanced-geometry draw:type="non-primitive" svg:viewBox="0 0 21600 21600" draw:enhanced-path="M 0 0 L 21600 0 21600 21600 0 21600 Z N"/></draw:custom-shape></text:p>
      <text:p text:style-name="P80">Module 3: Contact Form (form.css + form-handler.js)</text:p>
      <text:p text:style-name="Normal"><text:span text:style-name="T81">Purpose</text:span>: Consultation request form with validation</text:p>
      <text:p text:style-name="Normal"><text:span text:style-name="T82">Form Fields</text:span>:</text:p>
      <text:list text:style-name="LFO5" text:continue-numbering="true">
        <text:list-item>
          <text:p text:style-name="P83">Full Name<text:s/>(required)</text:p>
        </text:list-item>
        <text:list-item>
          <text:p text:style-name="P84">Email (required, validated)</text:p>
        </text:list-item>
        <text:list-item>
          <text:p text:style-name="P85">Phone (required, formatted)</text:p>
        </text:list-item>
        <text:list-item>
          <text:p text:style-name="P86">Service Type (dropdown)</text:p>
        </text:list-item>
        <text:list-item>
          <text:p text:style-name="P87">Property Size (dropdown)</text:p>
        </text:list-item>
        <text:list-item>
          <text:p text:style-name="P88">Project Description (textarea)</text:p>
        </text:list-item>
        <text:list-item>
          <text:p text:style-name="P89">Preferred Contact Method (radio buttons)</text:p>
        </text:list-item>
        <text:list-item>
          <text:p text:style-name="P90">Submit button</text:p>
        </text:list-item>
      </text:list>
      <text:p text:style-name="Normal"><text:span text:style-name="T91">Validation</text:span>:</text:p>
      <text:list text:style-name="LFO6" text:continue-numbering="true">
        <text:list-item>
          <text:p text:style-name="P92">Client-side validation<text:s/>(JavaScript)</text:p>
        </text:list-item>
        <text:list-item>
          <text:p text:style-name="P93">Email format check</text:p>
        </text:list-item>
        <text:list-item>
          <text:p text:style-name="P94">Phone number formatting</text:p>
        </text:list-item>
        <text:list-item>
          <text:p text:style-name="P95">Required field checking</text:p>
        </text:list-item>
        <text:list-item>
          <text:p text:style-name="P96">Real-time error messages</text:p>
        </text:list-item>
      </text:list>
      <text:p text:style-name="Normal"><text:span text:style-name="T97">User Feedback</text:span>:</text:p>
      <text:list text:style-name="LFO7" text:continue-numbering="true">
        <text:list-item>
          <text:p text:style-name="P98">Loading spinner on submit</text:p>
        </text:list-item>
        <text:list-item>
          <text:p text:style-name="P99">Success message</text:p>
        </text:list-item>
        <text:list-item>
          <text:p text:style-name="P100">Error handling</text:p>
        </text:list-item>
        <text:list-item>
          <text:p text:style-name="P101">Form reset after success</text:p>
        </text:list-item>
      </text:list>
      <text:p text:style-name="Normal"><draw:custom-shape svg:x="0in" svg:y="0in" svg:width="45.51042in" svg:height="0.00139in" draw:id="id4" draw:style-name="a4" draw:name="Horizontal Line 137" text:anchor-type="as-char"><svg:title/><svg:desc/><draw:enhanced-geometry draw:type="non-primitive" svg:viewBox="0 0 21600 21600" draw:enhanced-path="M 0 0 L 21600 0 21600 21600 0 21600 Z N"/></draw:custom-shape></text:p>
      <text:p text:style-name="P102">Module 4: Styling System (CSS files)</text:p>
      <text:p text:style-name="Normal"><text:span text:style-name="T103">main.css</text:span>:</text:p>
      <text:list text:style-name="LFO8" text:continue-numbering="true">
        <text:list-item>
          <text:p text:style-name="P104">CSS variables for colors/fonts</text:p>
        </text:list-item>
        <text:list-item>
          <text:p text:style-name="P105">Typography system</text:p>
        </text:list-item>
        <text:list-item>
          <text:p text:style-name="P106">Layout grid</text:p>
        </text:list-item>
        <text:list-item>
          <text:p text:style-name="P107">Utility classes</text:p>
        </text:list-item>
        <text:list-item>
          <text:p text:style-name="P108">Component base styles</text:p>
        </text:list-item>
      </text:list>
      <text:p text:style-name="Normal"><text:span text:style-name="T109">hero.css</text:span>:</text:p>
      <text:list text:style-name="LFO9" text:continue-numbering="true">
        <text:list-item>
          <text:p text:style-name="P110">Slideshow container</text:p>
        </text:list-item>
        <text:list-item>
          <text:p text:style-name="P111">Image positioning</text:p>
        </text:list-item>
        <text:list-item>
          <text:p text:style-name="P112">Overlay effects</text:p>
        </text:list-item>
        <text:list-item>
          <text:p text:style-name="P113">CTA button styling</text:p>
        </text:list-item>
      </text:list>
      <text:p text:style-name="Normal"><text:span text:style-name="T114">form.css</text:span>:</text:p>
      <text:list text:style-name="LFO10" text:continue-numbering="true">
        <text:list-item>
          <text:p text:style-name="P115">Input field styling</text:p>
        </text:list-item>
        <text:list-item>
          <text:p text:style-name="P116">Button states</text:p>
        </text:list-item>
        <text:list-item>
          <text:p text:style-name="P117">Error message styling</text:p>
        </text:list-item>
        <text:list-item>
          <text:p text:style-name="P118">Success notification</text:p>
        </text:list-item>
      </text:list>
      <text:p text:style-name="Normal"><text:span text:style-name="T119">responsive.css</text:span>:</text:p>
      <text:list text:style-name="LFO11" text:continue-numbering="true">
        <text:list-item>
          <text:p text:style-name="P120">Mobile breakpoints (320px, 768px, 1024px, 1440px)</text:p>
        </text:list-item>
        <text:list-item>
          <text:p text:style-name="P121">Tablet layouts</text:p>
        </text:list-item>
        <text:list-item>
          <text:p text:style-name="P122">Desktop optimizations</text:p>
        </text:list-item>
      </text:list>
      <text:p text:style-name="Normal"><draw:custom-shape svg:x="0in" svg:y="0in" svg:width="45.51042in" svg:height="0.00139in" draw:id="id5" draw:style-name="a5" draw:name="Horizontal Line 138" text:anchor-type="as-char"><svg:title/><svg:desc/><draw:enhanced-geometry draw:type="non-primitive" svg:viewBox="0 0 21600 21600" draw:enhanced-path="M 0 0 L 21600 0 21600 21600 0 21600 Z N"/></draw:custom-shape></text:p>
      <text:p text:style-name="P123">Module 5: Interactive Features (JavaScript)</text:p>
      <text:p text:style-name="Normal"><text:span text:style-name="T124">slideshow.js</text:span>:</text:p>
      <text:p text:style-name="Normal">- Initialize slideshow</text:p>
      <text:p text:style-name="Normal">- Auto-advance timer</text:p>
      <text:p text:style-name="Normal">- Manual<text:s/>navigation</text:p>
      <text:p text:style-name="Normal">- Pause/resume functionality</text:p>
      <text:p text:style-name="Normal"><text:span text:style-name="T125">form-handler.js</text:span>:</text:p>
      <text:p text:style-name="Normal">- Form validation</text:p>
      <text:p text:style-name="Normal">- AJAX submission to backend</text:p>
      <text:p text:style-name="Normal">- Loading states</text:p>
      <text:p text:style-name="Normal">- Success/error handling</text:p>
      <text:p text:style-name="Normal">- Form reset</text:p>
      <text:p text:style-name="Normal"><text:span text:style-name="T126">smooth-scroll.js</text:span>:</text:p>
      <text:p text:style-name="Normal">- Anchor link scrolling</text:p>
      <text:p text:style-name="Normal">- Navigation highlighting</text:p>
      <text:p text:style-name="Normal">- Scroll-to-top button</text:p>
      <text:p text:style-name="Normal"><text:span text:style-name="T127">animations.js</text:span>:</text:p>
      <text:p text:style-name="Normal">- Scroll-triggered animations</text:p>
      <text:p text:style-name="Normal">- Fade-in effects</text:p>
      <text:p text:style-name="Normal">- Parallax (optional)</text:p>
      <text:p text:style-name="Normal"><draw:custom-shape svg:x="0in" svg:y="0in" svg:width="45.51042in" svg:height="0.00139in" draw:id="id6" draw:style-name="a6" draw:name="Horizontal Line 139" text:anchor-type="as-char"><svg:title/><svg:desc/><draw:enhanced-geometry draw:type="non-primitive" svg:viewBox="0 0 21600 21600" draw:enhanced-path="M 0 0 L 21600 0 21600 21600 0 21600 Z N"/></draw:custom-shape></text:p>
      <text:p text:style-name="P128">BACKEND MODULES</text:p>
      <text:p text:style-name="P129">Module 6: Server Setup (server.js)</text:p>
      <text:p text:style-name="Normal"><text:span text:style-name="T130">Purpose</text:span>: Express.js server configuration</text:p>
      <text:p text:style-name="Normal"><text:span text:style-name="T131">Dependencies</text:span>:</text:p>
      <text:list text:style-name="LFO12" text:continue-numbering="true">
        <text:list-item>
          <text:p text:style-name="P132">express</text:p>
        </text:list-item>
        <text:list-item>
          <text:p text:style-name="P133">cors</text:p>
        </text:list-item>
        <text:list-item>
          <text:p text:style-name="P134">body-parser</text:p>
        </text:list-item>
        <text:list-item>
          <text:p text:style-name="P135">dotenv</text:p>
        </text:list-item>
        <text:list-item>
          <text:p text:style-name="P136">helmet (security)</text:p>
        </text:list-item>
        <text:list-item>
          <text:p text:style-name="P137">express-rate-limit</text:p>
        </text:list-item>
      </text:list>
      <text:p text:style-name="Normal"><text:span text:style-name="T138">Configuration</text:span>:</text:p>
      <text:list text:style-name="LFO13" text:continue-numbering="true">
        <text:list-item>
          <text:p text:style-name="P139">Port setup (3000 or environment variable)</text:p>
        </text:list-item>
        <text:list-item>
          <text:p text:style-name="P140">CORS configuration</text:p>
        </text:list-item>
        <text:list-item>
          <text:p text:style-name="P141">JSON parsing</text:p>
        </text:list-item>
        <text:list-item>
          <text:p text:style-name="P142">Static file serving</text:p>
        </text:list-item>
        <text:list-item>
          <text:p text:style-name="P143">Route mounting</text:p>
        </text:list-item>
        <text:list-item>
          <text:p text:style-name="P144">Error handling middleware</text:p>
        </text:list-item>
      </text:list>
      <text:p text:style-name="Normal"><draw:custom-shape svg:x="0in" svg:y="0in" svg:width="45.51042in" svg:height="0.00139in" draw:id="id7" draw:style-name="a7" draw:name="Horizontal Line 140" text:anchor-type="as-char"><svg:title/><svg:desc/><draw:enhanced-geometry draw:type="non-primitive" svg:viewBox="0 0 21600 21600" draw:enhanced-path="M 0 0 L 21600 0 21600 21600 0 21600 Z N"/></draw:custom-shape></text:p>
      <text:p text:style-name="P145">Module 7: Contact Route (routes/contact.js)</text:p>
      <text:p text:style-name="Normal"><text:span text:style-name="T146">Purpose</text:span>: Handle form submission endpoint</text:p>
      <text:p text:style-name="Normal"><text:span text:style-name="T147">Endpoint</text:span>: POST /api/contact</text:p>
      <text:p text:style-name="Normal"><text:span text:style-name="T148">Functionality</text:span>:</text:p>
      <text:list text:style-name="LFO14" text:continue-numbering="true">
        <text:list-item>
          <text:p text:style-name="P149">Receive form data</text:p>
        </text:list-item>
        <text:list-item>
          <text:p text:style-name="P150">Validate input</text:p>
        </text:list-item>
        <text:list-item>
          <text:p text:style-name="P151">Pass to email controller</text:p>
        </text:list-item>
        <text:list-item>
          <text:p text:style-name="P152">Return response</text:p>
        </text:list-item>
      </text:list>
      <text:p text:style-name="Normal"><text:span text:style-name="T153">Rate Limiting</text:span>:</text:p>
      <text:list text:style-name="LFO15" text:continue-numbering="true">
        <text:list-item>
          <text:p text:style-name="P154">5 submissions per 15 minutes per IP</text:p>
        </text:list-item>
        <text:list-item>
          <text:p text:style-name="P155">Prevents spam</text:p>
        </text:list-item>
      </text:list>
      <text:p text:style-name="Normal"><draw:custom-shape svg:x="0in" svg:y="0in" svg:width="45.51042in" svg:height="0.00139in" draw:id="id8" draw:style-name="a8" draw:name="Horizontal Line 141" text:anchor-type="as-char"><svg:title/><svg:desc/><draw:enhanced-geometry draw:type="non-primitive" svg:viewBox="0 0 21600 21600" draw:enhanced-path="M 0 0 L 21600 0 21600 21600 0 21600 Z N"/></draw:custom-shape></text:p>
      <text:p text:style-name="P156">Module 8: Email Controller<text:s/>(controllers/emailController.js)</text:p>
      <text:p text:style-name="Normal"><text:span text:style-name="T157">Purpose</text:span>: Send consultation request emails</text:p>
      <text:p text:style-name="Normal"><text:span text:style-name="T158">Email Service Options</text:span>:</text:p>
      <text:list text:style-name="LFO16" text:continue-numbering="true">
        <text:list-item>
          <text:p text:style-name="P159"><text:span text:style-name="T160">Nodemailer + Gmail</text:span><text:s/>(easiest)</text:p>
        </text:list-item>
        <text:list-item>
          <text:p text:style-name="P161"><text:span text:style-name="T162">SendGrid</text:span><text:s/>(scalable)</text:p>
        </text:list-item>
        <text:list-item>
          <text:p text:style-name="P163"><text:span text:style-name="T164">Mailgun</text:span><text:s/>(developer-friendly)</text:p>
        </text:list-item>
      </text:list>
      <text:p text:style-name="Normal"><text:span text:style-name="T165">Email Content</text:span>:</text:p>
      <text:list text:style-name="LFO17" text:continue-numbering="true">
        <text:list-item>
          <text:p text:style-name="P166">Admin notification email</text:p>
        </text:list-item>
        <text:list-item>
          <text:p text:style-name="P167">Customer confirmation email</text:p>
        </text:list-item>
        <text:list-item>
          <text:p text:style-name="P168">Formatted HTML templates</text:p>
        </text:list-item>
        <text:list-item>
          <text:p text:style-name="P169">Include all form data</text:p>
        </text:list-item>
      </text:list>
      <text:p text:style-name="Normal"><text:span text:style-name="T170">Features</text:span>:</text:p>
      <text:list text:style-name="LFO18" text:continue-numbering="true">
        <text:list-item>
          <text:p text:style-name="P171">Email queue</text:p>
        </text:list-item>
        <text:list-item>
          <text:p text:style-name="P172">Retry logic</text:p>
        </text:list-item>
        <text:list-item>
          <text:p text:style-name="P173">Error logging</text:p>
        </text:list-item>
        <text:list-item>
          <text:p text:style-name="P174">Success confirmation</text:p>
        </text:list-item>
      </text:list>
      <text:p text:style-name="Normal"><draw:custom-shape svg:x="0in" svg:y="0in" svg:width="45.51042in" svg:height="0.00139in" draw:id="id9" draw:style-name="a9" draw:name="Horizontal Line 142" text:anchor-type="as-char"><svg:title/><svg:desc/><draw:enhanced-geometry draw:type="non-primitive" svg:viewBox="0 0 21600 21600" draw:enhanced-path="M 0 0 L 21600 0 21600 21600 0 21600 Z N"/></draw:custom-shape></text:p>
      <text:p text:style-name="P175">Module 9: Form Validator (validators/formValidator.js)</text:p>
      <text:p text:style-name="Normal"><text:span text:style-name="T176">Purpose</text:span>: Server-side validation</text:p>
      <text:p text:style-name="Normal"><text:span text:style-name="T177">Checks</text:span>:</text:p>
      <text:list text:style-name="LFO19" text:continue-numbering="true">
        <text:list-item>
          <text:p text:style-name="P178">Required fields present</text:p>
        </text:list-item>
        <text:list-item>
          <text:p text:style-name="P179">Email format valid</text:p>
        </text:list-item>
        <text:list-item>
          <text:p text:style-name="P180">Phone number format</text:p>
        </text:list-item>
        <text:list-item>
          <text:p text:style-name="P181">Input sanitization (prevent XSS)</text:p>
        </text:list-item>
        <text:list-item>
          <text:p text:style-name="P182">Maximum length checks</text:p>
        </text:list-item>
      </text:list>
      <text:p text:style-name="Normal"><draw:custom-shape svg:x="0in" svg:y="0in" svg:width="45.51042in" svg:height="0.00139in" draw:id="id10" draw:style-name="a10" draw:name="Horizontal Line 143" text:anchor-type="as-char"><svg:title/><svg:desc/><draw:enhanced-geometry draw:type="non-primitive" svg:viewBox="0 0 21600 21600" draw:enhanced-path="M 0 0 L 21600 0 21600 21600 0 21600 Z N"/></draw:custom-shape></text:p>
      <text:p text:style-name="P183">Module 10: Email Configuration (config/email.config.js)</text:p>
      <text:p text:style-name="Normal"><text:span text:style-name="T184">Purpose</text:span>: Email service credentials</text:p>
      <text:p text:style-name="Normal"><text:span text:style-name="T185">Environment Variables</text:span><text:s/>(.env):</text:p>
      <text:p text:style-name="Normal">EMAIL_SERVICE=gmail</text:p>
      <text:p text:style-name="Normal">EMAIL_USER=your-email@gmail.com</text:p>
      <text:p text:style-name="Normal">EMAIL_PASS=your-app-password</text:p>
      <text:p text:style-name="Normal">ADMIN_EMAIL=info@landscaping-company.com</text:p>
      <text:p text:style-name="Normal">PORT=3000</text:p>
      <text:p text:style-name="Normal"><draw:custom-shape svg:x="0in" svg:y="0in" svg:width="45.51042in" svg:height="0.00139in" draw:id="id11" draw:style-name="a11" draw:name="Horizontal Line 144" text:anchor-type="as-char"><svg:title/><svg:desc/><draw:enhanced-geometry draw:type="non-primitive" svg:viewBox="0 0 21600 21600" draw:enhanced-path="M 0 0 L 21600 0 21600 21600 0 21600 Z N"/></draw:custom-shape></text:p>
      <text:p text:style-name="P186">Integration Flow</text:p>
      <text:p text:style-name="P187">Form Submission Process:</text:p>
      <text:list text:style-name="LFO20" text:continue-numbering="true">
        <text:list-item>
          <text:p text:style-name="P188"><text:span text:style-name="T189">User fills form</text:span><text:s/>→ Client-side validation (form-handler.js)</text:p>
        </text:list-item>
        <text:list-item>
          <text:p text:style-name="P190"><text:span text:style-name="T191">Validation passes</text:span><text:s/>→ Display loading state</text:p>
        </text:list-item>
        <text:list-item>
          <text:p text:style-name="P192"><text:span text:style-name="T193">AJAX POST request</text:span><text:s/>→<text:s/>/api/contact endpoint</text:p>
        </text:list-item>
        <text:list-item>
          <text:p text:style-name="P194"><text:span text:style-name="T195">Backend receives</text:span><text:s/>→ Server-side validation (formValidator.js)</text:p>
        </text:list-item>
        <text:list-item>
          <text:p text:style-name="P196"><text:span text:style-name="T197">Validation passes</text:span><text:s/>→ Email controller processes</text:p>
        </text:list-item>
        <text:list-item>
          <text:p text:style-name="P198"><text:span text:style-name="T199">Email sent</text:span><text:s/>→ Return success response</text:p>
        </text:list-item>
        <text:list-item>
          <text:p text:style-name="P200"><text:span text:style-name="T201">Frontend receives</text:span><text:s/>→ Display success message + reset form</text:p>
        </text:list-item>
      </text:list>
      <text:p text:style-name="P202">Error Handling:</text:p>
      <text:list text:style-name="LFO21" text:continue-numbering="true">
        <text:list-item>
          <text:p text:style-name="P203"><text:span text:style-name="T204">Network error</text:span><text:s/>→ "Connection failed, please try again"</text:p>
        </text:list-item>
        <text:list-item>
          <text:p text:style-name="P205"><text:span text:style-name="T206">Validation error</text:span><text:s/>→ Show specific field errors</text:p>
        </text:list-item>
        <text:list-item>
          <text:p text:style-name="P207"><text:span text:style-name="T208">Email error</text:span><text:s/>→ Log server-side, show generic error to user</text:p>
        </text:list-item>
        <text:list-item>
          <text:p text:style-name="P209"><text:span text:style-name="T210">Rate limit</text:span><text:s/>→ "Too many requests, please wait"</text:p>
        </text:list-item>
      </text:list>
      <text:p text:style-name="Normal"><draw:custom-shape svg:x="0in" svg:y="0in" svg:width="45.51042in" svg:height="0.00139in" draw:id="id12" draw:style-name="a12" draw:name="Horizontal Line 145" text:anchor-type="as-char"><svg:title/><svg:desc/><draw:enhanced-geometry draw:type="non-primitive" svg:viewBox="0 0 21600 21600" draw:enhanced-path="M 0 0 L 21600 0 21600 21600 0 21600 Z N"/></draw:custom-shape></text:p>
      <text:p text:style-name="P211">Design Features</text:p>
      <text:p text:style-name="P212">Visual Elements:</text:p>
      <text:list text:style-name="LFO22" text:continue-numbering="true">
        <text:list-item>
          <text:p text:style-name="P213"><text:span text:style-name="T214">Hero Slideshow</text:span>: Full-screen, auto-rotating images</text:p>
        </text:list-item>
        <text:list-item>
          <text:p text:style-name="P215"><text:span text:style-name="T216">Color Scheme</text:span>: Earth tones (greens, browns, whites)</text:p>
        </text:list-item>
        <text:list-item>
          <text:p text:style-name="P217"><text:span text:style-name="T218">Typography</text:span>: Modern sans-serif (Inter, Poppins)</text:p>
        </text:list-item>
        <text:list-item>
          <text:p text:style-name="P219"><text:span text:style-name="T220">Animations</text:span>: Subtle fade-ins, smooth transitions</text:p>
        </text:list-item>
        <text:list-item>
          <text:p text:style-name="P221"><text:span text:style-name="T222">Icons</text:span>: Service icons, contact icons</text:p>
        </text:list-item>
        <text:list-item>
          <text:p text:style-name="P223"><text:span text:style-name="T224">Cards</text:span>: Service showcase cards</text:p>
        </text:list-item>
        <text:list-item>
          <text:p text:style-name="P225"><text:span text:style-name="T226">Testimonials</text:span>: Optional customer quotes</text:p>
        </text:list-item>
      </text:list>
      <text:p text:style-name="P227">UX Features:</text:p>
      <text:list text:style-name="LFO23" text:continue-numbering="true">
        <text:list-item>
          <text:p text:style-name="P228"><text:span text:style-name="T229">Sticky Navigation</text:span>: Stays visible on scroll</text:p>
        </text:list-item>
        <text:list-item>
          <text:p text:style-name="P230"><text:span text:style-name="T231">Mobile Menu</text:span>: Hamburger for small screens</text:p>
        </text:list-item>
        <text:list-item>
          <text:p text:style-name="P232"><text:span text:style-name="T233">Scroll Animations</text:span>: Elements appear on scroll</text:p>
        </text:list-item>
        <text:list-item>
          <text:p text:style-name="P234"><text:span text:style-name="T235">Form Feedback</text:span>: Real-time validation</text:p>
        </text:list-item>
        <text:list-item>
          <text:p text:style-name="P236"><text:span text:style-name="T237">Loading States</text:span>: Clear processing indicators</text:p>
        </text:list-item>
        <text:list-item>
          <text:p text:style-name="P238"><text:span text:style-name="T239">Success<text:s/></text:span><text:span text:style-name="T240">Animations</text:span>: Checkmark on submission</text:p>
        </text:list-item>
      </text:list>
      <text:p text:style-name="Normal"><draw:custom-shape svg:x="0in" svg:y="0in" svg:width="45.51042in" svg:height="0.00139in" draw:id="id13" draw:style-name="a13" draw:name="Horizontal Line 146" text:anchor-type="as-char"><svg:title/><svg:desc/><draw:enhanced-geometry draw:type="non-primitive" svg:viewBox="0 0 21600 21600" draw:enhanced-path="M 0 0 L 21600 0 21600 21600 0 21600 Z N"/></draw:custom-shape></text:p>
      <text:p text:style-name="P241">Installation &amp; Setup Instructions</text:p>
      <text:p text:style-name="P242">Prerequisites:</text:p>
      <text:list text:style-name="LFO24" text:continue-numbering="true">
        <text:list-item>
          <text:p text:style-name="P243">Node.js (v16 or higher)</text:p>
        </text:list-item>
        <text:list-item>
          <text:p text:style-name="P244">npm or yarn</text:p>
        </text:list-item>
        <text:list-item>
          <text:p text:style-name="P245">Text editor (VS Code recommended)</text:p>
        </text:list-item>
        <text:list-item>
          <text:p text:style-name="P246">Git (optional)</text:p>
        </text:list-item>
      </text:list>
      <text:p text:style-name="P247">Step 1: Project Setup</text:p>
      <text:p text:style-name="Normal"># Create project directory</text:p>
      <text:p text:style-name="Normal">mkdir landscaping-website</text:p>
      <text:p text:style-name="Normal">cd landscaping-website</text:p>
      <text:p text:style-name="Normal"/>
      <text:p text:style-name="Normal"># Initialize frontend</text:p>
      <text:p text:style-name="Normal">mkdir frontend</text:p>
      <text:p text:style-name="Normal">cd frontend</text:p>
      <text:p text:style-name="Normal">mkdir css js images</text:p>
      <text:p text:style-name="Normal">mkdir images/hero images/icons</text:p>
      <text:p text:style-name="Normal"/>
      <text:p text:style-name="Normal"># Initialize backend</text:p>
      <text:p text:style-name="Normal">cd ..</text:p>
      <text:p text:style-name="Normal">mkdir backend</text:p>
      <text:p text:style-name="Normal">cd backend</text:p>
      <text:p text:style-name="Normal">npm init -y</text:p>
      <text:p text:style-name="P248">Step 2: Install Backend Dependencies</text:p>
      <text:p text:style-name="Normal">npm install express cors body-parser dotenv helmet express-rate-limit nodemailer</text:p>
      <text:p text:style-name="Normal">npm install --save-dev nodemon</text:p>
      <text:p text:style-name="P249">Step 3: Configure package.json</text:p>
      <text:p text:style-name="Normal">Add to "scripts" section:</text:p>
      <text:p text:style-name="Normal">"start": "node server.js",</text:p>
      <text:p text:style-name="Normal">"dev": "nodemon server.js"</text:p>
      <text:p text:style-name="P250">Step 4: Create .env File</text:p>
      <text:p text:style-name="Normal"># In root directory</text:p>
      <text:p text:style-name="Normal">touch .env</text:p>
      <text:p text:style-name="Normal">Add<text:s/>credentials:</text:p>
      <text:p text:style-name="Normal">EMAIL_SERVICE=gmail</text:p>
      <text:p text:style-name="Normal">EMAIL_USER=your-email@gmail.com</text:p>
      <text:p text:style-name="Normal">EMAIL_PASS=your-app-specific-password</text:p>
      <text:p text:style-name="Normal">ADMIN_EMAIL=info@yourdomain.com</text:p>
      <text:p text:style-name="Normal">PORT=3000</text:p>
      <text:p text:style-name="Normal">NODE_ENV=development</text:p>
      <text:p text:style-name="P251">Step 5: Gmail Setup (if using Gmail)</text:p>
      <text:list text:style-name="LFO25" text:continue-numbering="true">
        <text:list-item>
          <text:p text:style-name="P252">Enable 2-factor authentication on Gmail</text:p>
        </text:list-item>
        <text:list-item>
          <text:p text:style-name="P253">Generate app-specific password</text:p>
        </text:list-item>
        <text:list-item>
          <text:p text:style-name="P254">Use this password in .env file</text:p>
        </text:list-item>
      </text:list>
      <text:p text:style-name="P255">Step 6: Create Files</text:p>
      <text:p text:style-name="Normal">Follow the file structure and create each module file.</text:p>
      <text:p text:style-name="P256">Step 7: Add Images</text:p>
      <text:p text:style-name="Normal">Place 4-5 high-quality landscaping images in frontend/images/hero/</text:p>
      <text:p text:style-name="P257">Step 8: Run Development Server</text:p>
      <text:p text:style-name="Normal">cd<text:s/>backend</text:p>
      <text:p text:style-name="Normal">npm run dev</text:p>
      <text:p text:style-name="P258">Step 9: Test Frontend</text:p>
      <text:p text:style-name="Normal">Open frontend/index.html in browser or use Live Server extension.</text:p>
      <text:p text:style-name="Normal"><draw:custom-shape svg:x="0in" svg:y="0in" svg:width="45.51042in" svg:height="0.00139in" draw:id="id14" draw:style-name="a14" draw:name="Horizontal Line 147" text:anchor-type="as-char"><svg:title/><svg:desc/><draw:enhanced-geometry draw:type="non-primitive" svg:viewBox="0 0 21600 21600" draw:enhanced-path="M 0 0 L 21600 0 21600 21600 0 21600 Z N"/></draw:custom-shape></text:p>
      <text:p text:style-name="P259">Testing Checklist</text:p>
      <text:p text:style-name="P260">Frontend Testing:</text:p>
      <text:list text:style-name="LFO26" text:continue-numbering="true">
        <text:list-item>
          <text:p text:style-name="P261">[ ] Slideshow auto-advances every 5 seconds</text:p>
        </text:list-item>
        <text:list-item>
          <text:p text:style-name="P262">[ ] Navigation dots work</text:p>
        </text:list-item>
        <text:list-item>
          <text:p text:style-name="P263">[ ] Form validation shows errors</text:p>
        </text:list-item>
        <text:list-item>
          <text:p text:style-name="P264">[ ]<text:s/>All form fields required</text:p>
        </text:list-item>
        <text:list-item>
          <text:p text:style-name="P265">[ ] Email format validated</text:p>
        </text:list-item>
        <text:list-item>
          <text:p text:style-name="P266">[ ] Mobile responsive on all screens</text:p>
        </text:list-item>
        <text:list-item>
          <text:p text:style-name="P267">[ ] Smooth scrolling works</text:p>
        </text:list-item>
        <text:list-item>
          <text:p text:style-name="P268">[ ] Animations trigger on scroll</text:p>
        </text:list-item>
      </text:list>
      <text:p text:style-name="P269">Backend Testing:</text:p>
      <text:list text:style-name="LFO27" text:continue-numbering="true">
        <text:list-item>
          <text:p text:style-name="P270">[ ] Server starts without errors</text:p>
        </text:list-item>
        <text:list-item>
          <text:p text:style-name="P271">[ ] POST /api/contact accepts valid data</text:p>
        </text:list-item>
        <text:list-item>
          <text:p text:style-name="P272">[ ] Invalid data returns error</text:p>
        </text:list-item>
        <text:list-item>
          <text:p text:style-name="P273">[ ] Email sends successfully</text:p>
        </text:list-item>
        <text:list-item>
          <text:p text:style-name="P274">[ ] Rate limiting works (test 6 submissions)</text:p>
        </text:list-item>
        <text:list-item>
          <text:p text:style-name="P275">[ ] CORS allows frontend requests</text:p>
        </text:list-item>
      </text:list>
      <text:p text:style-name="P276">Integration Testing:</text:p>
      <text:list text:style-name="LFO28" text:continue-numbering="true">
        <text:list-item>
          <text:p text:style-name="P277">[ ] Form submission triggers email</text:p>
        </text:list-item>
        <text:list-item>
          <text:p text:style-name="P278">[ ] Success message displays</text:p>
        </text:list-item>
        <text:list-item>
          <text:p text:style-name="P279">[ ] Form resets after success</text:p>
        </text:list-item>
        <text:list-item>
          <text:p text:style-name="P280">[ ] Error messages show for failures</text:p>
        </text:list-item>
        <text:list-item>
          <text:p text:style-name="P281">[ ] Loading state appears during submission</text:p>
        </text:list-item>
      </text:list>
      <text:p text:style-name="Normal"><draw:custom-shape svg:x="0in" svg:y="0in" svg:width="45.51042in" svg:height="0.00139in" draw:id="id15" draw:style-name="a15" draw:name="Horizontal Line 148" text:anchor-type="as-char"><svg:title/><svg:desc/><draw:enhanced-geometry draw:type="non-primitive" svg:viewBox="0 0 21600 21600" draw:enhanced-path="M 0 0 L 21600 0 21600 21600 0 21600 Z N"/></draw:custom-shape></text:p>
      <text:p text:style-name="P282">Deployment</text:p>
      <text:p text:style-name="P283">Frontend Options:</text:p>
      <text:list text:style-name="LFO29" text:continue-numbering="true">
        <text:list-item>
          <text:p text:style-name="P284"><text:span text:style-name="T285">Netlify</text:span><text:s/>(recommended, free tier)</text:p>
        </text:list-item>
        <text:list-item>
          <text:p text:style-name="P286"><text:span text:style-name="T287">Vercel</text:span></text:p>
        </text:list-item>
        <text:list-item>
          <text:p text:style-name="P288"><text:span text:style-name="T289">GitHub Pages</text:span></text:p>
        </text:list-item>
      </text:list>
      <text:p text:style-name="P290">Backend Options:</text:p>
      <text:list text:style-name="LFO30" text:continue-numbering="true">
        <text:list-item>
          <text:p text:style-name="P291"><text:span text:style-name="T292">Heroku</text:span><text:s/>(easy deployment)</text:p>
        </text:list-item>
        <text:list-item>
          <text:p text:style-name="P293"><text:span text:style-name="T294">Railway</text:span></text:p>
        </text:list-item>
        <text:list-item>
          <text:p text:style-name="P295"><text:span text:style-name="T296">DigitalOcean</text:span><text:s/>(more control)</text:p>
        </text:list-item>
        <text:list-item>
          <text:p text:style-name="P297"><text:span text:style-name="T298">AWS EC2</text:span><text:s/>(scalable)</text:p>
        </text:list-item>
      </text:list>
      <text:p text:style-name="P299">Environment Variables:</text:p>
      <text:p text:style-name="Normal">Remember to set all .env variables in production environment.</text:p>
      <text:p text:style-name="Normal"><draw:custom-shape svg:x="0in" svg:y="0in" svg:width="45.51042in" svg:height="0.00139in" draw:id="id16" draw:style-name="a16" draw:name="Horizontal Line 149" text:anchor-type="as-char"><svg:title/><svg:desc/><draw:enhanced-geometry draw:type="non-primitive" svg:viewBox="0 0 21600 21600" draw:enhanced-path="M 0 0 L 21600 0 21600 21600 0 21600 Z N"/></draw:custom-shape></text:p>
      <text:p text:style-name="P300">Maintenance &amp; Updates</text:p>
      <text:p text:style-name="P301">Regular Tasks:</text:p>
      <text:list text:style-name="LFO31" text:continue-numbering="true">
        <text:list-item>
          <text:p text:style-name="P302">Update dependencies monthly</text:p>
        </text:list-item>
        <text:list-item>
          <text:p text:style-name="P303">Monitor email delivery rates</text:p>
        </text:list-item>
        <text:list-item>
          <text:p text:style-name="P304">Check form submission logs</text:p>
        </text:list-item>
        <text:list-item>
          <text:p text:style-name="P305">Update images seasonally</text:p>
        </text:list-item>
        <text:list-item>
          <text:p text:style-name="P306">Review and respond to inquiries promptly</text:p>
        </text:list-item>
      </text:list>
      <text:p text:style-name="P307">Security:</text:p>
      <text:list text:style-name="LFO32" text:continue-numbering="true">
        <text:list-item>
          <text:p text:style-name="P308">Keep dependencies updated</text:p>
        </text:list-item>
        <text:list-item>
          <text:p text:style-name="P309">Use HTTPS in production</text:p>
        </text:list-item>
        <text:list-item>
          <text:p text:style-name="P310">Sanitize all inputs</text:p>
        </text:list-item>
        <text:list-item>
          <text:p text:style-name="P311">Rate limit API endpoints</text:p>
        </text:list-item>
        <text:list-item>
          <text:p text:style-name="P312">Use environment variables for secrets</text:p>
        </text:list-item>
      </text:list>
      <text:p text:style-name="Normal"><draw:custom-shape svg:x="0in" svg:y="0in" svg:width="45.51042in" svg:height="0.00139in" draw:id="id17" draw:style-name="a17" draw:name="Horizontal Line 150" text:anchor-type="as-char"><svg:title/><svg:desc/><draw:enhanced-geometry draw:type="non-primitive" svg:viewBox="0 0 21600 21600" draw:enhanced-path="M 0 0 L 21600 0 21600 21600 0 21600 Z N"/></draw:custom-shape></text:p>
      <text:p text:style-name="P313">Optional Enhancements</text:p>
      <text:p text:style-name="P314">Phase 2 Features:</text:p>
      <text:list text:style-name="LFO33" text:continue-numbering="true">
        <text:list-item>
          <text:p text:style-name="P315">Image gallery lightbox</text:p>
        </text:list-item>
        <text:list-item>
          <text:p text:style-name="P316">Customer<text:s/>testimonials carousel</text:p>
        </text:list-item>
        <text:list-item>
          <text:p text:style-name="P317">Before/after image sliders</text:p>
        </text:list-item>
        <text:list-item>
          <text:p text:style-name="P318">Service pricing calculator</text:p>
        </text:list-item>
        <text:list-item>
          <text:p text:style-name="P319">Blog section</text:p>
        </text:list-item>
        <text:list-item>
          <text:p text:style-name="P320">Google Maps integration</text:p>
        </text:list-item>
        <text:list-item>
          <text:p text:style-name="P321">Social media feed</text:p>
        </text:list-item>
        <text:list-item>
          <text:p text:style-name="P322">Live chat widget</text:p>
        </text:list-item>
        <text:list-item>
          <text:p text:style-name="P323">Analytics integration (Google Analytics)</text:p>
        </text:list-item>
      </text:list>
      <text:p text:style-name="Normal"><draw:custom-shape svg:x="0in" svg:y="0in" svg:width="45.51042in" svg:height="0.00139in" draw:id="id18" draw:style-name="a18" draw:name="Horizontal Line 151" text:anchor-type="as-char"><svg:title/><svg:desc/><draw:enhanced-geometry draw:type="non-primitive" svg:viewBox="0 0 21600 21600" draw:enhanced-path="M 0 0 L 21600 0 21600 21600 0 21600 Z N"/></draw:custom-shape></text:p>
      <text:p text:style-name="P324">Support Resources</text:p>
      <text:p text:style-name="P325">Documentation:</text:p>
      <text:list text:style-name="LFO34" text:continue-numbering="true">
        <text:list-item>
          <text:p text:style-name="P326">Express.js: https://expressjs.com</text:p>
        </text:list-item>
        <text:list-item>
          <text:p text:style-name="P327">Nodemailer: https://nodemailer.com</text:p>
        </text:list-item>
        <text:list-item>
          <text:p text:style-name="P328">MDN Web Docs: https://developer.mozilla.org</text:p>
        </text:list-item>
      </text:list>
      <text:p text:style-name="P329">Image Resources:</text:p>
      <text:list text:style-name="LFO35" text:continue-numbering="true">
        <text:list-item>
          <text:p text:style-name="P330">Unsplash (free landscaping photos)</text:p>
        </text:list-item>
        <text:list-item>
          <text:p text:style-name="P331">Pexels (free stock photos)</text:p>
        </text:list-item>
      </text:list>
      <text:p text:style-name="P332">Icons:</text:p>
      <text:list text:style-name="LFO36" text:continue-numbering="true">
        <text:list-item>
          <text:p text:style-name="P333">Font Awesome</text:p>
        </text:list-item>
        <text:list-item>
          <text:p text:style-name="P334">Heroicons</text:p>
        </text:list-item>
        <text:list-item>
          <text:p text:style-name="P335">Material Icons</text:p>
        </text:list-item>
      </text:list>
      <text:p text:style-name="Normal"><draw:custom-shape svg:x="0in" svg:y="0in" svg:width="45.51042in" svg:height="0.00139in" draw:id="id19" draw:style-name="a19" draw:name="Horizontal Line 152" text:anchor-type="as-char"><svg:title/><svg:desc/><draw:enhanced-geometry draw:type="non-primitive" svg:viewBox="0 0 21600 21600" draw:enhanced-path="M 0 0 L 21600 0 21600 21600 0 21600 Z N"/></draw:custom-shape></text:p>
      <text:p text:style-name="P336">Estimated Timeline</text:p>
      <text:list text:style-name="LFO37" text:continue-numbering="true">
        <text:list-item>
          <text:p text:style-name="P337"><text:span text:style-name="T338">Setup &amp;<text:s/></text:span><text:span text:style-name="T339">Configuration</text:span>: 2 hours</text:p>
        </text:list-item>
        <text:list-item>
          <text:p text:style-name="P340"><text:span text:style-name="T341">Frontend HTML/CSS</text:span>: 6-8 hours</text:p>
        </text:list-item>
        <text:list-item>
          <text:p text:style-name="P342"><text:span text:style-name="T343">JavaScript Features</text:span>: 4-6 hours</text:p>
        </text:list-item>
        <text:list-item>
          <text:p text:style-name="P344"><text:span text:style-name="T345">Backend Development</text:span>: 4-6 hours</text:p>
        </text:list-item>
        <text:list-item>
          <text:p text:style-name="P346"><text:span text:style-name="T347">Integration &amp; Testing</text:span>: 3-4 hours</text:p>
        </text:list-item>
        <text:list-item>
          <text:p text:style-name="P348"><text:span text:style-name="T349">Content &amp; Images</text:span>: 2-3 hours</text:p>
        </text:list-item>
        <text:list-item>
          <text:p text:style-name="P350"><text:span text:style-name="T351">Deployment</text:span>: 2 hours</text:p>
        </text:list-item>
      </text:list>
      <text:p text:style-name="Normal"><text:span text:style-name="T352">Total</text:span>: 23-31 hours for complete build</text:p>
      <text:p text:style-name="Normal"><draw:custom-shape svg:x="0in" svg:y="0in" svg:width="45.51042in" svg:height="0.00139in" draw:id="id20" draw:style-name="a20" draw:name="Horizontal Line 153" text:anchor-type="as-char"><svg:title/><svg:desc/><draw:enhanced-geometry draw:type="non-primitive" svg:viewBox="0 0 21600 21600" draw:enhanced-path="M 0 0 L 21600 0 21600 21600 0 21600 Z N"/></draw:custom-shape></text:p>
      <text:p text:style-name="P353">Quick Start<text:s/>Commands</text:p>
      <text:p text:style-name="Normal"># Clone/setup project</text:p>
      <text:p text:style-name="Normal">mkdir landscaping-website &amp;&amp; cd landscaping-website</text:p>
      <text:p text:style-name="Normal"/>
      <text:p text:style-name="Normal"># Backend setup</text:p>
      <text:p text:style-name="Normal">cd backend</text:p>
      <text:p text:style-name="Normal">npm init -y</text:p>
      <text:p text:style-name="Normal">npm install express cors body-parser dotenv helmet express-rate-limit nodemailer</text:p>
      <text:p text:style-name="Normal"/>
      <text:p text:style-name="Normal"># Start development</text:p>
      <text:p text:style-name="Normal">npm run dev</text:p>
      <text:p text:style-name="Normal"/>
      <text:p text:style-name="Normal"># Frontend (separate terminal)</text:p>
      <text:p text:style-name="Normal">cd ../frontend</text:p>
      <text:p text:style-name="Normal"># Open index.html with Live Server or similar</text:p>
      <text:p text:style-name="Normal"><draw:custom-shape svg:x="0in" svg:y="0in" svg:width="45.51042in" svg:height="0.00139in" draw:id="id21" draw:style-name="a21" draw:name="Horizontal Line 1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54">This blueprint provides everything needed to build a professional landscaping company website with a beautiful hero slideshow and functional contact form. Follow the modules in order for best results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andon Stevenson</meta:initial-creator>
    <dc:creator>Brandon Stevenson</dc:creator>
    <meta:creation-date>2025-10-21T20:49:00Z</meta:creation-date>
    <dc:date>2025-10-21T20:49:00Z</dc:date>
    <meta:template xlink:href="Normal" xlink:type="simple"/>
    <meta:editing-cycles>3</meta:editing-cycles>
    <meta:editing-duration>PT540S</meta:editing-duration>
    <meta:document-statistic meta:page-count="1" meta:paragraph-count="413" meta:word-count="1317" meta:character-count="9506" meta:row-count="409" meta:non-whitespace-character-count="8602"/>
  </office:meta>
</office:document-meta>
</file>